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209.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4_avg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96116504854369" calcext:value-type="float">
            <text:p>0.7961165048543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9498806682577564]</text:p>
          </table:table-cell>
          <table:table-cell office:value-type="string" calcext:value-type="string">
            <text:p>[13]</text:p>
          </table:table-cell>
          <table:table-cell office:value-type="float" office:value="0.326099277303031" calcext:value-type="float">
            <text:p>0.326099277303031</text:p>
          </table:table-cell>
          <table:table-cell office:value-type="float" office:value="0" calcext:value-type="float">
            <text:p>0</text:p>
          </table:table-cell>
          <table:table-cell office:value-type="float" office:value="0.788247985278254" calcext:value-type="float">
            <text:p>0.788247985278254</text:p>
          </table:table-cell>
          <table:table-cell office:value-type="float" office:value="0" calcext:value-type="float">
            <text:p>0</text:p>
          </table:table-cell>
          <table:table-cell office:value-type="float" office:value="0.51614912393387" calcext:value-type="float">
            <text:p>0.51614912393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94326241134752" calcext:value-type="float">
            <text:p>0.7943262411347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9307875894988068]</text:p>
          </table:table-cell>
          <table:table-cell office:value-type="string" calcext:value-type="string">
            <text:p>[18]</text:p>
          </table:table-cell>
          <table:table-cell office:value-type="float" office:value="0.386405318460021" calcext:value-type="float">
            <text:p>0.386405318460021</text:p>
          </table:table-cell>
          <table:table-cell office:value-type="float" office:value="0.202777777777778" calcext:value-type="float">
            <text:p>0.202777777777778</text:p>
          </table:table-cell>
          <table:table-cell office:value-type="float" office:value="0.787923561859732" calcext:value-type="float">
            <text:p>0.787923561859732</text:p>
          </table:table-cell>
          <table:table-cell office:value-type="float" office:value="0.00888888888888889" calcext:value-type="float">
            <text:p>0.008888888888889</text:p>
          </table:table-cell>
          <table:table-cell office:value-type="float" office:value="0.546031045313685" calcext:value-type="float">
            <text:p>0.546031045313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89115646258503" calcext:value-type="float">
            <text:p>0.7891156462585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9260143198090692]</text:p>
          </table:table-cell>
          <table:table-cell office:value-type="string" calcext:value-type="string">
            <text:p>[19]</text:p>
          </table:table-cell>
          <table:table-cell office:value-type="float" office:value="0.427951950841607" calcext:value-type="float">
            <text:p>0.427951950841607</text:p>
          </table:table-cell>
          <table:table-cell office:value-type="float" office:value="0.210991636798088" calcext:value-type="float">
            <text:p>0.210991636798088</text:p>
          </table:table-cell>
          <table:table-cell office:value-type="float" office:value="0.781805637989722" calcext:value-type="float">
            <text:p>0.781805637989722</text:p>
          </table:table-cell>
          <table:table-cell office:value-type="float" office:value="0.125210970464135" calcext:value-type="float">
            <text:p>0.125210970464135</text:p>
          </table:table-cell>
          <table:table-cell office:value-type="float" office:value="0.593799558114483" calcext:value-type="float">
            <text:p>0.593799558114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92307692307692" calcext:value-type="float">
            <text:p>0.7923076923076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16]</text:p>
          </table:table-cell>
          <table:table-cell office:value-type="float" office:value="0.646101542167211" calcext:value-type="float">
            <text:p>0.646101542167211</text:p>
          </table:table-cell>
          <table:table-cell office:value-type="float" office:value="0.757416231265311" calcext:value-type="float">
            <text:p>0.757416231265311</text:p>
          </table:table-cell>
          <table:table-cell office:value-type="float" office:value="0.779945645187947" calcext:value-type="float">
            <text:p>0.779945645187947</text:p>
          </table:table-cell>
          <table:table-cell office:value-type="float" office:value="0.467975743396878" calcext:value-type="float">
            <text:p>0.467975743396878</text:p>
          </table:table-cell>
          <table:table-cell office:value-type="float" office:value="0.57906854881871" calcext:value-type="float">
            <text:p>0.579068548818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35365853658537" calcext:value-type="float">
            <text:p>0.8353658536585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3]</text:p>
          </table:table-cell>
          <table:table-cell office:value-type="float" office:value="0.645665677283946" calcext:value-type="float">
            <text:p>0.645665677283946</text:p>
          </table:table-cell>
          <table:table-cell office:value-type="float" office:value="0.693297378069194" calcext:value-type="float">
            <text:p>0.693297378069194</text:p>
          </table:table-cell>
          <table:table-cell office:value-type="float" office:value="0.831904879753733" calcext:value-type="float">
            <text:p>0.831904879753733</text:p>
          </table:table-cell>
          <table:table-cell office:value-type="float" office:value="0.529320453355192" calcext:value-type="float">
            <text:p>0.529320453355192</text:p>
          </table:table-cell>
          <table:table-cell office:value-type="float" office:value="0.528139997957665" calcext:value-type="float">
            <text:p>0.5281399979576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9331742243436754]</text:p>
          </table:table-cell>
          <table:table-cell office:value-type="string" calcext:value-type="string">
            <text:p>[23]</text:p>
          </table:table-cell>
          <table:table-cell office:value-type="float" office:value="0.153624187465651" calcext:value-type="float">
            <text:p>0.153624187465651</text:p>
          </table:table-cell>
          <table:table-cell office:value-type="float" office:value="0" calcext:value-type="float">
            <text:p>0</text:p>
          </table:table-cell>
          <table:table-cell office:value-type="float" office:value="0.465268065268065" calcext:value-type="float">
            <text:p>0.465268065268065</text:p>
          </table:table-cell>
          <table:table-cell office:value-type="float" office:value="0" calcext:value-type="float">
            <text:p>0</text:p>
          </table:table-cell>
          <table:table-cell office:value-type="float" office:value="0.149228684594538" calcext:value-type="float">
            <text:p>0.1492286845945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15331010452962" calcext:value-type="float">
            <text:p>0.8153310104529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35083532219571]</text:p>
          </table:table-cell>
          <table:table-cell office:value-type="string" calcext:value-type="string">
            <text:p>[8]</text:p>
          </table:table-cell>
          <table:table-cell office:value-type="float" office:value="0.600656284204483" calcext:value-type="float">
            <text:p>0.600656284204483</text:p>
          </table:table-cell>
          <table:table-cell office:value-type="float" office:value="0.585678884511569" calcext:value-type="float">
            <text:p>0.585678884511569</text:p>
          </table:table-cell>
          <table:table-cell office:value-type="float" office:value="0.798666780374098" calcext:value-type="float">
            <text:p>0.798666780374098</text:p>
          </table:table-cell>
          <table:table-cell office:value-type="float" office:value="0.485512675528779" calcext:value-type="float">
            <text:p>0.485512675528779</text:p>
          </table:table-cell>
          <table:table-cell office:value-type="float" office:value="0.532766796403487" calcext:value-type="float">
            <text:p>0.532766796403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25396825396825" calcext:value-type="float">
            <text:p>0.8253968253968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87350835322196]</text:p>
          </table:table-cell>
          <table:table-cell office:value-type="string" calcext:value-type="string">
            <text:p>[5]</text:p>
          </table:table-cell>
          <table:table-cell office:value-type="float" office:value="0.595265359073351" calcext:value-type="float">
            <text:p>0.595265359073351</text:p>
          </table:table-cell>
          <table:table-cell office:value-type="float" office:value="0.507967924916724" calcext:value-type="float">
            <text:p>0.507967924916724</text:p>
          </table:table-cell>
          <table:table-cell office:value-type="float" office:value="0.82134086726478" calcext:value-type="float">
            <text:p>0.82134086726478</text:p>
          </table:table-cell>
          <table:table-cell office:value-type="float" office:value="0.514896956757422" calcext:value-type="float">
            <text:p>0.514896956757422</text:p>
          </table:table-cell>
          <table:table-cell office:value-type="float" office:value="0.536855687354475" calcext:value-type="float">
            <text:p>0.536855687354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18897637795276" calcext:value-type="float">
            <text:p>0.8188976377952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902147971360382]</text:p>
          </table:table-cell>
          <table:table-cell office:value-type="string" calcext:value-type="string">
            <text:p>[26]</text:p>
          </table:table-cell>
          <table:table-cell office:value-type="float" office:value="0.654304490914487" calcext:value-type="float">
            <text:p>0.654304490914487</text:p>
          </table:table-cell>
          <table:table-cell office:value-type="float" office:value="0.806292211635793" calcext:value-type="float">
            <text:p>0.806292211635793</text:p>
          </table:table-cell>
          <table:table-cell office:value-type="float" office:value="0.806095963618073" calcext:value-type="float">
            <text:p>0.806095963618073</text:p>
          </table:table-cell>
          <table:table-cell office:value-type="float" office:value="0.501705563531546" calcext:value-type="float">
            <text:p>0.501705563531546</text:p>
          </table:table-cell>
          <table:table-cell office:value-type="float" office:value="0.503124224872537" calcext:value-type="float">
            <text:p>0.5031242248725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4593837535014" calcext:value-type="float">
            <text:p>0.84593837535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687350835322196]</text:p>
          </table:table-cell>
          <table:table-cell office:value-type="string" calcext:value-type="string">
            <text:p>[5]</text:p>
          </table:table-cell>
          <table:table-cell office:value-type="float" office:value="0.709563451282716" calcext:value-type="float">
            <text:p>0.709563451282716</text:p>
          </table:table-cell>
          <table:table-cell office:value-type="float" office:value="0.843979639838522" calcext:value-type="float">
            <text:p>0.843979639838522</text:p>
          </table:table-cell>
          <table:table-cell office:value-type="float" office:value="0.842719492035246" calcext:value-type="float">
            <text:p>0.842719492035246</text:p>
          </table:table-cell>
          <table:table-cell office:value-type="float" office:value="0.576388919440106" calcext:value-type="float">
            <text:p>0.576388919440106</text:p>
          </table:table-cell>
          <table:table-cell office:value-type="float" office:value="0.575165753816991" calcext:value-type="float">
            <text:p>0.5751657538169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30548926014321]</text:p>
          </table:table-cell>
          <table:table-cell office:value-type="string" calcext:value-type="string">
            <text:p>[6]</text:p>
          </table:table-cell>
          <table:table-cell office:value-type="float" office:value="0.693732432122487" calcext:value-type="float">
            <text:p>0.693732432122487</text:p>
          </table:table-cell>
          <table:table-cell office:value-type="float" office:value="0.688098224471184" calcext:value-type="float">
            <text:p>0.688098224471184</text:p>
          </table:table-cell>
          <table:table-cell office:value-type="float" office:value="0.859509428406287" calcext:value-type="float">
            <text:p>0.859509428406287</text:p>
          </table:table-cell>
          <table:table-cell office:value-type="float" office:value="0.613930078174493" calcext:value-type="float">
            <text:p>0.613930078174493</text:p>
          </table:table-cell>
          <table:table-cell office:value-type="float" office:value="0.613391997437983" calcext:value-type="float">
            <text:p>0.6133919974379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6027397260274" calcext:value-type="float">
            <text:p>0.860273972602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, '2']</text:p>
          </table:table-cell>
          <table:table-cell office:value-type="string" calcext:value-type="string">
            <text:p>[0.8782816229116945, 0.8782816229116945]</text:p>
          </table:table-cell>
          <table:table-cell office:value-type="string" calcext:value-type="string">
            <text:p>[2, 2]</text:p>
          </table:table-cell>
          <table:table-cell office:value-type="float" office:value="0.695533633141333" calcext:value-type="float">
            <text:p>0.695533633141333</text:p>
          </table:table-cell>
          <table:table-cell office:value-type="float" office:value="0.760155790434724" calcext:value-type="float">
            <text:p>0.760155790434724</text:p>
          </table:table-cell>
          <table:table-cell office:value-type="float" office:value="0.855078197902281" calcext:value-type="float">
            <text:p>0.855078197902281</text:p>
          </table:table-cell>
          <table:table-cell office:value-type="float" office:value="0.582695626626169" calcext:value-type="float">
            <text:p>0.582695626626169</text:p>
          </table:table-cell>
          <table:table-cell office:value-type="float" office:value="0.584204917602158" calcext:value-type="float">
            <text:p>0.584204917602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24324324324324" calcext:value-type="float">
            <text:p>0.8243243243243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58949880668258]</text:p>
          </table:table-cell>
          <table:table-cell office:value-type="string" calcext:value-type="string">
            <text:p>[6]</text:p>
          </table:table-cell>
          <table:table-cell office:value-type="float" office:value="0.632960573644301" calcext:value-type="float">
            <text:p>0.632960573644301</text:p>
          </table:table-cell>
          <table:table-cell office:value-type="float" office:value="0.700647522522522" calcext:value-type="float">
            <text:p>0.700647522522522</text:p>
          </table:table-cell>
          <table:table-cell office:value-type="float" office:value="0.813014313014313" calcext:value-type="float">
            <text:p>0.813014313014313</text:p>
          </table:table-cell>
          <table:table-cell office:value-type="float" office:value="0.495950507072246" calcext:value-type="float">
            <text:p>0.495950507072246</text:p>
          </table:table-cell>
          <table:table-cell office:value-type="float" office:value="0.522229951968122" calcext:value-type="float">
            <text:p>0.5222299519681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902147971360382]</text:p>
          </table:table-cell>
          <table:table-cell office:value-type="string" calcext:value-type="string">
            <text:p>[8]</text:p>
          </table:table-cell>
          <table:table-cell office:value-type="float" office:value="0.700922715991184" calcext:value-type="float">
            <text:p>0.700922715991184</text:p>
          </table:table-cell>
          <table:table-cell office:value-type="float" office:value="0.830726080762093" calcext:value-type="float">
            <text:p>0.830726080762093</text:p>
          </table:table-cell>
          <table:table-cell office:value-type="float" office:value="0.852237921256976" calcext:value-type="float">
            <text:p>0.852237921256976</text:p>
          </table:table-cell>
          <table:table-cell office:value-type="float" office:value="0.556662248016695" calcext:value-type="float">
            <text:p>0.556662248016695</text:p>
          </table:table-cell>
          <table:table-cell office:value-type="float" office:value="0.564064613928971" calcext:value-type="float">
            <text:p>0.5640646139289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95847750865052" calcext:value-type="float">
            <text:p>0.7958477508650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591885441527446]</text:p>
          </table:table-cell>
          <table:table-cell office:value-type="string" calcext:value-type="string">
            <text:p>[9]</text:p>
          </table:table-cell>
          <table:table-cell office:value-type="float" office:value="0.593750328261843" calcext:value-type="float">
            <text:p>0.593750328261843</text:p>
          </table:table-cell>
          <table:table-cell office:value-type="float" office:value="0.579985623420335" calcext:value-type="float">
            <text:p>0.579985623420335</text:p>
          </table:table-cell>
          <table:table-cell office:value-type="float" office:value="0.785823673620902" calcext:value-type="float">
            <text:p>0.785823673620902</text:p>
          </table:table-cell>
          <table:table-cell office:value-type="float" office:value="0.485890035611645" calcext:value-type="float">
            <text:p>0.485890035611645</text:p>
          </table:table-cell>
          <table:table-cell office:value-type="float" office:value="0.523301980394491" calcext:value-type="float">
            <text:p>0.52330198039449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an </text:p>
          </table:table-cell>
          <table:table-cell table:formula="of:=AVERAGE([.C2:.C16])" office:value-type="float" office:value="0.801545415262705" calcext:value-type="float">
            <text:p>0.801545415262705</text:p>
          </table:table-cell>
          <table:table-cell table:number-columns-repeated="5"/>
          <table:table-cell table:formula="of:=AVERAGE([.I2:.I16])" office:value-type="float" office:value="0.564169148143844" calcext:value-type="float">
            <text:p>0.564169148143844</text:p>
          </table:table-cell>
          <table:table-cell table:formula="of:=AVERAGE([.J2:.J16])" office:value-type="float" office:value="0.544534328428256" calcext:value-type="float">
            <text:p>0.544534328428256</text:p>
          </table:table-cell>
          <table:table-cell table:formula="of:=AVERAGE([.K2:.K16])" office:value-type="float" office:value="0.791305494188694" calcext:value-type="float">
            <text:p>0.791305494188694</text:p>
          </table:table-cell>
          <table:table-cell table:formula="of:=AVERAGE([.L2:.L16])" office:value-type="float" office:value="0.396335244457613" calcext:value-type="float">
            <text:p>0.396335244457613</text:p>
          </table:table-cell>
          <table:table-cell table:formula="of:=AVERAGE([.M2:.M16])" office:value-type="float" office:value="0.524501525500811" calcext:value-type="float">
            <text:p>0.524501525500811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69333333333333" calcext:value-type="float">
            <text:p>0.8693333333333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0876312883895268" calcext:value-type="float">
            <text:p>0.087631288389527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Initial 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08:03:36.750063188</dc:date>
    <meta:editing-duration>PT1M21S</meta:editing-duration>
    <meta:editing-cycles>1</meta:editing-cycles>
    <meta:document-statistic meta:table-count="1" meta:cell-count="221" meta:object-count="0"/>
    <meta:generator>LibreOffice/6.0.7.3$Linux_X86_64 LibreOffice_project/00m0$Build-3</meta:generator>
  </office:meta>
</office:document-meta>
</file>